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Number of Fires</text:p>
          </table:table-cell>
        </table:table-row>
        <table:table-row table:style-name="ro2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ul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ugus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5T16:55:17.138659081</meta:creation-date>
    <dc:date>2022-09-25T17:25:30.177315007</dc:date>
    <meta:editing-duration>PT2S</meta:editing-duration>
    <meta:editing-cycles>1</meta:editing-cycles>
    <meta:document-statistic meta:table-count="1" meta:cell-count="26" meta:object-count="0"/>
    <meta:generator>LibreOffice/6.4.7.2$Linux_X86_64 LibreOffice_project/40$Build-2</meta:generator>
  </office:meta>
</office:document-meta>
</file>